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58M39S">
            <text:p>17:58:39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8H00M39S">
            <text:p>18:00:39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14.58">
            <text:p>215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8.38">
            <text:p>18.4</text:p>
          </table:table-cell>
          <table:table-cell table:style-name="ce4" office:value-type="float" office:value="3.84">
            <text:p>3.8</text:p>
          </table:table-cell>
          <table:table-cell table:style-name="ce4" office:value-type="float" office:value="8.88">
            <text:p>8.9</text:p>
          </table:table-cell>
          <table:table-cell table:style-name="ce4" office:value-type="float" office:value="68.88">
            <text:p>68.9</text:p>
          </table:table-cell>
          <table:table-cell table:style-name="ce4" office:value-type="float" office:value="22.22">
            <text:p>22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18.4">
            <text:p>318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8.1">
            <text:p>38.1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14.6">
            <text:p>14.6</text:p>
          </table:table-cell>
          <table:table-cell table:style-name="ce4" office:value-type="float" office:value="98">
            <text:p>98.0</text:p>
          </table:table-cell>
          <table:table-cell table:style-name="ce4" office:value-type="float" office:value="44.2">
            <text:p>44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282H00M09S">
            <text:p>18:00:09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07290533188248">
            <text:p>2.1</text:p>
          </table:table-cell>
          <table:table-cell table:style-name="ce4" office:value-type="float" office:value="1.58854166666667">
            <text:p>1.6</text:p>
          </table:table-cell>
          <table:table-cell table:style-name="ce4" office:value-type="float" office:value="1.64414414414414">
            <text:p>1.6</text:p>
          </table:table-cell>
          <table:table-cell table:style-name="ce4" office:value-type="float" office:value="1.42276422764228">
            <text:p>1.4</text:p>
          </table:table-cell>
          <table:table-cell table:style-name="ce4" office:value-type="float" office:value="1.98919891989199">
            <text:p>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54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483.345">
            <text:p>48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111721441206592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9">
            <text:p>09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58.37S">
            <text:p>00:17:58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5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1518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002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3533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9"/>3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42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7124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095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2"/>4919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2330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20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885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10"/>63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3962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4011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5"/>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34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60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4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41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9544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78816 0 76985 80850376 82770 12 4232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30390 0 23272 20162439 18144 12 3719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18826 0 17489 20246501 14018 0 139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15925 0 14975 20234977 11491 0 93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13673 0 21248 20206458 39115 0 280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729224 54 7 0 0 0 0 2 0 1 0 0 0 108 0 306375 66 0 0 0 0 0 0 0 22 0 0 0 0 0 0 0 0 534818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338173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323001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649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3439513 0 4125973 1730249 2973061 306415 0 3 1154582 8548 3140682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/>207028 <text:s text:c="3"/>1102 <text:s text:c="3"/>0 <text:s text:c="3"/>0 <text:s text:c="3"/>0 <text:s text:c="4"/>0 <text:s text:c="9"/>0 <text:s text:c="8"/>0 <text:s text:c="2"/>207028 <text:s text:c="3"/>110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98909180 4657409 <text:s text:c="3"/>0 <text:s/>398 <text:s text:c="3"/>0 <text:s text:c="4"/>0 <text:s text:c="9"/>0 <text:s text:c="8"/>0 1689167779 254601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72699 33125 4439014 633952 233678 3599825 30751904 28401516 0 1146436 291016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72206 31337 4420778 630988 233343 3593010 30694760 28361248 0 1142864 2905838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434 1768 17616 2536 328 6815 57144 40264 0 16952 428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4189 9920513 49 3332 7 58 269254 174854 20 0 1 0 4 2945024 281 4294967295 15626240 15726076 3212910000 3212904972 5309462 0 0 4096 536946211 3223525726 0 0 0 3 0 0 185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9 281 220 25 0 142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4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657409 errors:0 dropped:398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54601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98909180 (1.9 GB) <text:s/>TX bytes:1689167779 (1.6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2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10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10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07028 (207.0 KB) <text:s/>TX bytes:207028 (207.0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505 <text:s text:c="5"/>4775 <text:s/>3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14">
            <text:p>14</text:p>
          </table:table-cell>
          <table:table-cell office:value-type="float" office:value="3.3">
            <text:p>3.3</text:p>
          </table:table-cell>
          <table:table-cell office:value-type="float" office:value="9.1">
            <text:p>9.1</text:p>
          </table:table-cell>
          <table:table-cell office:value-type="float" office:value="73.5">
            <text:p>73.5</text:p>
          </table:table-cell>
          <table:table-cell office:value-type="float" office:value="17.3">
            <text:p>17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38.1">
            <text:p>38.1</text:p>
          </table:table-cell>
          <table:table-cell office:value-type="float" office:value="6.1">
            <text:p>6.1</text:p>
          </table:table-cell>
          <table:table-cell office:value-type="float" office:value="10.1">
            <text:p>10.1</text:p>
          </table:table-cell>
          <table:table-cell office:value-type="float" office:value="45.7">
            <text:p>45.7</text:p>
          </table:table-cell>
          <table:table-cell office:value-type="float" office:value="44.2">
            <text:p>44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20.4">
            <text:p>20.4</text:p>
          </table:table-cell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float" office:value="59.9">
            <text:p>59.9</text:p>
          </table:table-cell>
          <table:table-cell office:value-type="float" office:value="25.4">
            <text:p>25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7.9">
            <text:p>17.9</text:p>
          </table:table-cell>
          <table:table-cell office:value-type="float" office:value="4.3">
            <text:p>4.3</text:p>
          </table:table-cell>
          <table:table-cell office:value-type="float" office:value="10.6">
            <text:p>10.6</text:p>
          </table:table-cell>
          <table:table-cell office:value-type="float" office:value="67.3">
            <text:p>67.3</text:p>
          </table:table-cell>
          <table:table-cell office:value-type="float" office:value="22.2">
            <text:p>22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38">
            <text:p>18.38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84">
            <text:p>3.84</text:p>
          </table:table-cell>
          <table:table-cell office:value-type="float" office:value="8.88">
            <text:p>8.88</text:p>
          </table:table-cell>
          <table:table-cell office:value-type="float" office:value="68.88">
            <text:p>68.88</text:p>
          </table:table-cell>
          <table:table-cell office:value-type="float" office:value="22.22">
            <text:p>22.22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6.42">
            <text:p>16.4</text:p>
          </table:table-cell>
          <table:table-cell table:style-name="ce10" office:value-type="float" office:value="3.14">
            <text:p>3.1</text:p>
          </table:table-cell>
          <table:table-cell table:style-name="ce10" office:value-type="float" office:value="2.06">
            <text:p>2.1</text:p>
          </table:table-cell>
          <table:table-cell table:style-name="ce10" office:value-type="float" office:value="78.38">
            <text:p>78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9.02">
            <text:p>19.0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2.24">
            <text:p>2.2</text:p>
          </table:table-cell>
          <table:table-cell table:style-name="ce10" office:value-type="float" office:value="75.26">
            <text:p>75.3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8.28">
            <text:p>18.3</text:p>
          </table:table-cell>
          <table:table-cell table:style-name="ce10" office:value-type="float" office:value="3.52">
            <text:p>3.5</text:p>
          </table:table-cell>
          <table:table-cell table:style-name="ce10" office:value-type="float" office:value="2.42">
            <text:p>2.4</text:p>
          </table:table-cell>
          <table:table-cell table:style-name="ce10" office:value-type="float" office:value="75.78">
            <text:p>75.8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8.84">
            <text:p>18.8</text:p>
          </table:table-cell>
          <table:table-cell table:style-name="ce10" office:value-type="float" office:value="4.8">
            <text:p>4.8</text:p>
          </table:table-cell>
          <table:table-cell table:style-name="ce10" office:value-type="float" office:value="28.4">
            <text:p>28.4</text:p>
          </table:table-cell>
          <table:table-cell table:style-name="ce10" office:value-type="float" office:value="47.98">
            <text:p>48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0">
            <text:p>0</text:p>
          </table:table-cell>
          <table:table-cell office:value-type="float" office:value="1982.8">
            <text:p>1982.8</text:p>
          </table:table-cell>
          <table:table-cell office:value-type="float" office:value="248">
            <text:p>24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0.2">
            <text:p>0.2</text:p>
          </table:table-cell>
          <table:table-cell office:value-type="float" office:value="7511.7">
            <text:p>7511.7</text:p>
          </table:table-cell>
          <table:table-cell office:value-type="float" office:value="245.7">
            <text:p>245.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0.6">
            <text:p>0.6</text:p>
          </table:table-cell>
          <table:table-cell office:value-type="float" office:value="4547.2">
            <text:p>4547.2</text:p>
          </table:table-cell>
          <table:table-cell office:value-type="float" office:value="318.4">
            <text:p>318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">
            <text:p>1</text:p>
          </table:table-cell>
          <table:table-cell office:value-type="float" office:value="2069.8">
            <text:p>2069.8</text:p>
          </table:table-cell>
          <table:table-cell office:value-type="float" office:value="260.8">
            <text:p>26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.36">
            <text:p>0.4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3222.3">
            <text:p>3222.3</text:p>
          </table:table-cell>
          <table:table-cell table:style-name="ce11" table:formula="of:=AVERAGE([.D2:.D6])" office:value-type="float" office:value="214.58">
            <text:p>214.6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417777777777778">
            <text:p>0.4</text:p>
          </table:table-cell>
          <table:table-cell table:style-name="ce11" table:formula="of:=IF([.C8]=0;0;MAX(SUMPRODUCT([.C2:.C6];[.C2:.C6])/SUM([.C2:.C6])-[.C8];0))" office:value-type="float" office:value="2073.18661577134">
            <text:p>2073.2</text:p>
          </table:table-cell>
          <table:table-cell table:style-name="ce11" table:formula="of:=IF([.D8]=0;0;MAX(SUMPRODUCT([.D2:.D6];[.D2:.D6])/SUM([.D2:.D6])-[.D8];0))" office:value-type="float" office:value="56.8970155652903">
            <text:p>56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222222222222222">
            <text:p>0.2</text:p>
          </table:table-cell>
          <table:table-cell table:style-name="ce11" table:formula="of:=ABS(MAX([.C2:.C6])-[.C8]-[.C9])" office:value-type="float" office:value="2216.21338422866">
            <text:p>2216.2</text:p>
          </table:table-cell>
          <table:table-cell table:style-name="ce11" table:formula="of:=ABS(MAX([.D2:.D6])-[.D8]-[.D9])" office:value-type="float" office:value="46.9229844347097">
            <text:p>46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5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104">
            <text:p>104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65">
            <text:p>16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114">
            <text:p>114</text:p>
          </table:table-cell>
          <table:table-cell office:value-type="float" office:value="14.3">
            <text:p>14.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42.3">
            <text:p>142.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.9">
            <text:p>7.9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45.8">
            <text:p>145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69.6">
            <text:p>69.6</text:p>
            <draw:frame table:end-cell-address="DISKBSIZE.V34" table:end-x="0.224in" table:end-y="0.0031in" draw:z-index="0" draw:name="Chart 1" draw:style-name="gr1" svg:width="14.0339in" svg:height="5.0535in" svg:x="0.0299in" svg:y="0.0043in">
              <draw:object draw:notify-on-update-of-ranges="DISKBSIZE.B1:DISKBSIZE.E1 DISKBSIZE.B8:DISKBSIZE.E8 DISKBSIZE.B9:DISKBSIZE.E9 DISKBSIZE.B10:DISKBSIZE.E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2.16">
            <text:p>12.2</text:p>
          </table:table-cell>
          <table:table-cell table:style-name="ce11" table:formula="of:=AVERAGE([.D2:.D6])" office:value-type="float" office:value="12.06">
            <text:p>12.1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47.3885057471265">
            <text:p>47.4</text:p>
          </table:table-cell>
          <table:table-cell table:style-name="ce11" table:formula="of:=IF([.C8]=0;0;MAX(SUMPRODUCT([.C2:.C6];[.C2:.C6])/SUM([.C2:.C6])-[.C8];0))" office:value-type="float" office:value="8.68309210526316">
            <text:p>8.7</text:p>
          </table:table-cell>
          <table:table-cell table:style-name="ce11" table:formula="of:=IF([.D8]=0;0;MAX(SUMPRODUCT([.D2:.D6];[.D2:.D6])/SUM([.D2:.D6])-[.D8];0))" office:value-type="float" office:value="8.61280265339967">
            <text:p>8.6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3.0114942528736">
            <text:p>13.0</text:p>
          </table:table-cell>
          <table:table-cell table:style-name="ce11" table:formula="of:=ABS(MAX([.C2:.C6])-[.C8]-[.C9])" office:value-type="float" office:value="9.75690789473684">
            <text:p>9.8</text:p>
          </table:table-cell>
          <table:table-cell table:style-name="ce11" table:formula="of:=ABS(MAX([.D2:.D6])-[.D8]-[.D9])" office:value-type="float" office:value="9.72719734660033">
            <text:p>9.7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16.988505747126">
            <text:p>117.0</text:p>
          </table:table-cell>
          <table:table-cell table:style-name="ce11" table:formula="of:=[.C8]+ [.C9]" office:value-type="float" office:value="20.8430921052632">
            <text:p>20.8</text:p>
          </table:table-cell>
          <table:table-cell table:style-name="ce11" table:formula="of:=[.D8]+ [.D9]" office:value-type="float" office:value="20.6728026533997">
            <text:p>20.7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224in" table:end-y="0.0157in" draw:z-index="1" draw:name="Chart 2" draw:style-name="gr1" svg:width="14.0339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table:number-columns-repeated="2" office:value-type="float" office:value="45.2">
            <text:p>45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0.4">
            <text:p>9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table:number-columns-repeated="2" office:value-type="float" office:value="51.3">
            <text:p>51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03.2">
            <text:p>10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66.6">
            <text:p>66.6</text:p>
          </table:table-cell>
          <table:table-cell office:value-type="float" office:value="66.3">
            <text:p>66.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33.7">
            <text:p>133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48.3">
            <text:p>48.3</text:p>
          </table:table-cell>
          <table:table-cell office:value-type="float" office:value="48.2">
            <text:p>48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96.6">
            <text:p>96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2.28">
            <text:p>42.3</text:p>
            <draw:frame table:end-cell-address="DISKBUSY.V34" table:end-x="0.224in" table:end-y="0.0031in" draw:z-index="0" draw:name="Chart 1" draw:style-name="gr1" svg:width="14.0339in" svg:height="5.0535in" svg:x="0.0299in" svg:y="0.0043in">
              <draw:object draw:notify-on-update-of-ranges="DISKBUSY.B1:DISKBUSY.E1 DISKBUSY.B8:DISKBUSY.E8 DISKBUSY.B9:DISKBUSY.E9 DISKBUSY.B10:DISKBUSY.E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42.2">
            <text:p>42.2</text:p>
          </table:table-cell>
          <table:table-cell table:style-name="ce11" table:formula="of:=AVERAGE([.D2:.D6])" office:value-type="float" office:value="0.3">
            <text:p>0.3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1.8504635761589">
            <text:p>11.9</text:p>
          </table:table-cell>
          <table:table-cell table:style-name="ce11" table:formula="of:=IF([.C8]=0;0;MAX(SUMPRODUCT([.C2:.C6];[.C2:.C6])/SUM([.C2:.C6])-[.C8];0))" office:value-type="float" office:value="11.7983886255924">
            <text:p>11.8</text:p>
          </table:table-cell>
          <table:table-cell table:style-name="ce11" table:formula="of:=IF([.D8]=0;0;MAX(SUMPRODUCT([.D2:.D6];[.D2:.D6])/SUM([.D2:.D6])-[.D8];0))" office:value-type="float" office:value="0.373333333333333">
            <text:p>0.4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2.4695364238411">
            <text:p>12.5</text:p>
          </table:table-cell>
          <table:table-cell table:style-name="ce11" table:formula="of:=ABS(MAX([.C2:.C6])-[.C8]-[.C9])" office:value-type="float" office:value="12.3016113744076">
            <text:p>12.3</text:p>
          </table:table-cell>
          <table:table-cell table:style-name="ce11" table:formula="of:=ABS(MAX([.D2:.D6])-[.D8]-[.D9])" office:value-type="float" office:value="0.126666666666667">
            <text:p>0.1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54.1304635761589">
            <text:p>54.1</text:p>
          </table:table-cell>
          <table:table-cell table:style-name="ce11" table:formula="of:=[.C8]+ [.C9]" office:value-type="float" office:value="53.9983886255924">
            <text:p>54.0</text:p>
          </table:table-cell>
          <table:table-cell table:style-name="ce11" table:formula="of:=[.D8]+ [.D9]" office:value-type="float" office:value="0.673333333333333">
            <text:p>0.7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224in" table:end-y="0.0157in" draw:z-index="1" draw:name="Chart 2" draw:style-name="gr1" svg:width="14.0339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6">
            <text:p>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">
            <text:p>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.18">
            <text:p>0.2</text:p>
            <draw:frame table:end-cell-address="DISKREAD.V34" table:end-x="0.224in" table:end-y="0.0031in" draw:z-index="0" draw:name="Chart 1" draw:style-name="gr1" svg:width="14.0339in" svg:height="5.0535in" svg:x="0.0299in" svg:y="0.0043in">
              <draw:object draw:notify-on-update-of-ranges="DISKREAD.B1:DISKREAD.E1 DISKREAD.B8:DISKREAD.E8 DISKREAD.B9:DISKREAD.E9 DISKREAD.B10:DISKREAD.E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.18">
            <text:p>0.2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208888888888889">
            <text:p>0.2</text:p>
          </table:table-cell>
          <table:table-cell table:style-name="ce11" table:formula="of:=IF([.C8]=0;0;MAX(SUMPRODUCT([.C2:.C6];[.C2:.C6])/SUM([.C2:.C6])-[.C8];0))" office:value-type="float" office:value="0.208888888888889">
            <text:p>0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111111111111111">
            <text:p>0.1</text:p>
          </table:table-cell>
          <table:table-cell table:style-name="ce11" table:formula="of:=ABS(MAX([.C2:.C6])-[.C8]-[.C9])" office:value-type="float" office:value="0.111111111111111">
            <text:p>0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0.388888888888889">
            <text:p>0.4</text:p>
          </table:table-cell>
          <table:table-cell table:style-name="ce11" table:formula="of:=[.C8]+ [.C9]" office:value-type="float" office:value="0.388888888888889">
            <text:p>0.4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224in" table:end-y="0.0157in" draw:z-index="1" draw:name="Chart 2" draw:style-name="gr1" svg:width="14.0339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table:number-columns-repeated="2" office:value-type="float" office:value="991.4">
            <text:p>991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82.8">
            <text:p>198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3755.9">
            <text:p>3755.9</text:p>
          </table:table-cell>
          <table:table-cell office:value-type="float" office:value="3717.7">
            <text:p>3717.7</text:p>
          </table:table-cell>
          <table:table-cell office:value-type="float" office:value="38.1">
            <text:p>38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7511.7">
            <text:p>7511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2273.6">
            <text:p>2273.6</text:p>
          </table:table-cell>
          <table:table-cell office:value-type="float" office:value="2220.4">
            <text:p>2220.4</text:p>
          </table:table-cell>
          <table:table-cell office:value-type="float" office:value="53.2">
            <text:p>53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4547.2">
            <text:p>454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034.9">
            <text:p>1034.9</text:p>
          </table:table-cell>
          <table:table-cell office:value-type="float" office:value="1026.2">
            <text:p>1026.2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069.8">
            <text:p>206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611.16">
            <text:p>1611.2</text:p>
            <draw:frame table:end-cell-address="DISKWRITE.V34" table:end-x="0.224in" table:end-y="0.0031in" draw:z-index="0" draw:name="Chart 1" draw:style-name="gr1" svg:width="14.0339in" svg:height="5.0535in" svg:x="0.0299in" svg:y="0.0043in">
              <draw:object draw:notify-on-update-of-ranges="DISKWRITE.B1:DISKWRITE.E1 DISKWRITE.B8:DISKWRITE.E8 DISKWRITE.B9:DISKWRITE.E9 DISKWRITE.B10:DISKWRITE.E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1591.14">
            <text:p>1591.1</text:p>
          </table:table-cell>
          <table:table-cell table:style-name="ce11" table:formula="of:=AVERAGE([.D2:.D6])" office:value-type="float" office:value="20">
            <text:p>2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036.61349735594">
            <text:p>1036.6</text:p>
          </table:table-cell>
          <table:table-cell table:style-name="ce11" table:formula="of:=IF([.C8]=0;0;MAX(SUMPRODUCT([.C2:.C6];[.C2:.C6])/SUM([.C2:.C6])-[.C8];0))" office:value-type="float" office:value="1021.75765199794">
            <text:p>1021.8</text:p>
          </table:table-cell>
          <table:table-cell table:style-name="ce11" table:formula="of:=IF([.D8]=0;0;MAX(SUMPRODUCT([.D2:.D6];[.D2:.D6])/SUM([.D2:.D6])-[.D8];0))" office:value-type="float" office:value="23.5754">
            <text:p>23.6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108.12650264406">
            <text:p>1108.1</text:p>
          </table:table-cell>
          <table:table-cell table:style-name="ce11" table:formula="of:=ABS(MAX([.C2:.C6])-[.C8]-[.C9])" office:value-type="float" office:value="1104.80234800206">
            <text:p>1104.8</text:p>
          </table:table-cell>
          <table:table-cell table:style-name="ce11" table:formula="of:=ABS(MAX([.D2:.D6])-[.D8]-[.D9])" office:value-type="float" office:value="9.6246">
            <text:p>9.6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647.77349735594">
            <text:p>2647.8</text:p>
          </table:table-cell>
          <table:table-cell table:style-name="ce11" table:formula="of:=[.C8]+ [.C9]" office:value-type="float" office:value="2612.89765199794">
            <text:p>2612.9</text:p>
          </table:table-cell>
          <table:table-cell table:style-name="ce11" table:formula="of:=[.D8]+ [.D9]" office:value-type="float" office:value="43.5754">
            <text:p>43.6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224in" table:end-y="0.0157in" draw:z-index="1" draw:name="Chart 2" draw:style-name="gr1" svg:width="14.0339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8">
            <text:p>24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122.8">
            <text:p>122.8</text:p>
          </table:table-cell>
          <table:table-cell office:value-type="float" office:value="122.5">
            <text:p>122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45.7">
            <text:p>245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159.2">
            <text:p>159.2</text:p>
          </table:table-cell>
          <table:table-cell office:value-type="float" office:value="158.7">
            <text:p>158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318.4">
            <text:p>31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30.4">
            <text:p>130.4</text:p>
          </table:table-cell>
          <table:table-cell office:value-type="float" office:value="130.3">
            <text:p>13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60.8">
            <text:p>26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07.28">
            <text:p>107.3</text:p>
            <draw:frame table:end-cell-address="DISKXFER.V34" table:end-x="0.224in" table:end-y="0.0031in" draw:z-index="0" draw:name="Chart 1" draw:style-name="gr1" svg:width="14.0339in" svg:height="5.0535in" svg:x="0.0299in" svg:y="0.0043in">
              <draw:object draw:notify-on-update-of-ranges="DISKXFER.B1:DISKXFER.E1 DISKXFER.B8:DISKXFER.E8 DISKXFER.B9:DISKXFER.E9 DISKXFER.B10:DISKXFER.E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107.1">
            <text:p>107.1</text:p>
          </table:table-cell>
          <table:table-cell table:style-name="ce11" table:formula="of:=AVERAGE([.D2:.D6])" office:value-type="float" office:value="0.2">
            <text:p>0.2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28.4482624906786">
            <text:p>28.4</text:p>
          </table:table-cell>
          <table:table-cell table:style-name="ce11" table:formula="of:=IF([.C8]=0;0;MAX(SUMPRODUCT([.C2:.C6];[.C2:.C6])/SUM([.C2:.C6])-[.C8];0))" office:value-type="float" office:value="28.3734453781513">
            <text:p>28.4</text:p>
          </table:table-cell>
          <table:table-cell table:style-name="ce11" table:formula="of:=IF([.D8]=0;0;MAX(SUMPRODUCT([.D2:.D6];[.D2:.D6])/SUM([.D2:.D6])-[.D8];0))" office:value-type="float" office:value="0.22">
            <text:p>0.2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23.4717375093214">
            <text:p>23.5</text:p>
          </table:table-cell>
          <table:table-cell table:style-name="ce11" table:formula="of:=ABS(MAX([.C2:.C6])-[.C8]-[.C9])" office:value-type="float" office:value="23.2265546218487">
            <text:p>23.2</text:p>
          </table:table-cell>
          <table:table-cell table:style-name="ce11" table:formula="of:=ABS(MAX([.D2:.D6])-[.D8]-[.D9])" office:value-type="float" office:value="0.08">
            <text:p>0.1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35.728262490679">
            <text:p>135.7</text:p>
          </table:table-cell>
          <table:table-cell table:style-name="ce11" table:formula="of:=[.C8]+ [.C9]" office:value-type="float" office:value="135.473445378151">
            <text:p>135.5</text:p>
          </table:table-cell>
          <table:table-cell table:style-name="ce11" table:formula="of:=[.D8]+ [.D9]" office:value-type="float" office:value="0.42">
            <text:p>0.4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224in" table:end-y="0.0157in" draw:z-index="1" draw:name="Chart 2" draw:style-name="gr1" svg:width="14.0339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32.7">
            <text:p>32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33.8">
            <text:p>33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33.9">
            <text:p>33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32.7">
            <text:p>32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33.22">
            <text:p>33.2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835641180013624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671643588199871">
            <text:p>0.7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48.2">
            <text:p>148.2</text:p>
          </table:table-cell>
          <table:table-cell office:value-type="float" office:value="86.5">
            <text:p>86.5</text:p>
          </table:table-cell>
          <table:table-cell office:value-type="float" office:value="61.7">
            <text:p>61.7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45.1">
            <text:p>345.1</text:p>
          </table:table-cell>
          <table:table-cell office:value-type="float" office:value="1115.8">
            <text:p>1115.8</text:p>
          </table:table-cell>
          <table:table-cell office:value-type="float" office:value="-1">
            <text:p>-1</text:p>
          </table:table-cell>
          <table:table-cell office:value-type="float" office:value="97.9">
            <text:p>97.9</text:p>
          </table:table-cell>
          <table:table-cell office:value-type="float" office:value="0.4">
            <text:p>0.4</text:p>
          </table:table-cell>
          <table:table-cell office:value-type="float" office:value="695.8">
            <text:p>695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22.6">
            <text:p>122.6</text:p>
          </table:table-cell>
          <table:table-cell office:value-type="float" office:value="63.5">
            <text:p>63.5</text:p>
          </table:table-cell>
          <table:table-cell office:value-type="float" office:value="59.1">
            <text:p>59.1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72.3">
            <text:p>372.3</text:p>
          </table:table-cell>
          <table:table-cell office:value-type="float" office:value="1117.8">
            <text:p>1117.8</text:p>
          </table:table-cell>
          <table:table-cell office:value-type="float" office:value="-1">
            <text:p>-1</text:p>
          </table:table-cell>
          <table:table-cell office:value-type="float" office:value="100.7">
            <text:p>100.7</text:p>
          </table:table-cell>
          <table:table-cell office:value-type="float" office:value="0.4">
            <text:p>0.4</text:p>
          </table:table-cell>
          <table:table-cell office:value-type="float" office:value="720.9">
            <text:p>720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5.8">
            <text:p>55.8</text:p>
          </table:table-cell>
          <table:table-cell office:value-type="float" office:value="7.8">
            <text:p>7.8</text:p>
          </table:table-cell>
          <table:table-cell office:value-type="float" office:value="48">
            <text:p>48</text:p>
          </table:table-cell>
          <table:table-cell office:value-type="float" office:value="385.9">
            <text:p>385.9</text:p>
          </table:table-cell>
          <table:table-cell office:value-type="float" office:value="0">
            <text:p>0</text:p>
          </table:table-cell>
          <table:table-cell office:value-type="float" office:value="403.7">
            <text:p>403.7</text:p>
          </table:table-cell>
          <table:table-cell office:value-type="float" office:value="1181.1">
            <text:p>1181.1</text:p>
          </table:table-cell>
          <table:table-cell office:value-type="float" office:value="-1">
            <text:p>-1</text:p>
          </table:table-cell>
          <table:table-cell office:value-type="float" office:value="101.4">
            <text:p>101.4</text:p>
          </table:table-cell>
          <table:table-cell office:value-type="float" office:value="0.4">
            <text:p>0.4</text:p>
          </table:table-cell>
          <table:table-cell office:value-type="float" office:value="725">
            <text:p>72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2.3">
            <text:p>52.3</text:p>
          </table:table-cell>
          <table:table-cell office:value-type="float" office:value="1.6">
            <text:p>1.6</text:p>
          </table:table-cell>
          <table:table-cell office:value-type="float" office:value="50.6">
            <text:p>50.6</text:p>
          </table:table-cell>
          <table:table-cell office:value-type="float" office:value="384.3">
            <text:p>384.3</text:p>
          </table:table-cell>
          <table:table-cell office:value-type="float" office:value="0">
            <text:p>0</text:p>
          </table:table-cell>
          <table:table-cell office:value-type="float" office:value="389.8">
            <text:p>389.8</text:p>
          </table:table-cell>
          <table:table-cell office:value-type="float" office:value="1199.9">
            <text:p>1199.9</text:p>
          </table:table-cell>
          <table:table-cell office:value-type="float" office:value="-1">
            <text:p>-1</text:p>
          </table:table-cell>
          <table:table-cell office:value-type="float" office:value="98.7">
            <text:p>98.7</text:p>
          </table:table-cell>
          <table:table-cell office:value-type="float" office:value="0.6">
            <text:p>0.6</text:p>
          </table:table-cell>
          <table:table-cell office:value-type="float" office:value="710.6">
            <text:p>710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44.6">
            <text:p>144.6</text:p>
          </table:table-cell>
          <table:table-cell office:value-type="float" office:value="81.9">
            <text:p>81.9</text:p>
          </table:table-cell>
          <table:table-cell office:value-type="float" office:value="62.7">
            <text:p>62.7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93.8">
            <text:p>293.8</text:p>
          </table:table-cell>
          <table:table-cell office:value-type="float" office:value="1136.2">
            <text:p>1136.2</text:p>
          </table:table-cell>
          <table:table-cell office:value-type="float" office:value="-1">
            <text:p>-1</text:p>
          </table:table-cell>
          <table:table-cell office:value-type="float" office:value="103.1">
            <text:p>103.1</text:p>
          </table:table-cell>
          <table:table-cell office:value-type="float" office:value="0.3">
            <text:p>0.3</text:p>
          </table:table-cell>
          <table:table-cell office:value-type="float" office:value="679.2">
            <text:p>679.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0">
            <text:p>0</text:p>
          </table:table-cell>
          <table:table-cell office:value-type="float" office:value="226.3">
            <text:p>226.3</text:p>
          </table:table-cell>
          <table:table-cell office:value-type="float" office:value="0">
            <text:p>0</text:p>
          </table:table-cell>
          <table:table-cell office:value-type="float" office:value="610.6">
            <text:p>610.6</text:p>
          </table:table-cell>
          <table:table-cell office:value-type="float" office:value="0">
            <text:p>0</text:p>
          </table:table-cell>
          <table:table-cell office:value-type="float" office:value="836.9">
            <text:p>836.9</text:p>
          </table:table-cell>
          <table:table-cell office:value-type="float" office:value="226.3">
            <text:p>226.3</text:p>
          </table:table-cell>
          <table:table-cell office:value-type="float" office:value="-610.6">
            <text:p>-610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0">
            <text:p>0</text:p>
          </table:table-cell>
          <table:table-cell office:value-type="float" office:value="43.1">
            <text:p>43.1</text:p>
          </table:table-cell>
          <table:table-cell office:value-type="float" office:value="0">
            <text:p>0</text:p>
          </table:table-cell>
          <table:table-cell office:value-type="float" office:value="1616.4">
            <text:p>1616.4</text:p>
          </table:table-cell>
          <table:table-cell office:value-type="float" office:value="0">
            <text:p>0</text:p>
          </table:table-cell>
          <table:table-cell office:value-type="float" office:value="1659.5">
            <text:p>1659.5</text:p>
          </table:table-cell>
          <table:table-cell office:value-type="float" office:value="43.1">
            <text:p>43.1</text:p>
          </table:table-cell>
          <table:table-cell office:value-type="float" office:value="-1616.4">
            <text:p>-1616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  <table:table-cell office:value-type="float" office:value="516.8">
            <text:p>516.8</text:p>
          </table:table-cell>
          <table:table-cell office:value-type="float" office:value="0">
            <text:p>0</text:p>
          </table:table-cell>
          <table:table-cell office:value-type="float" office:value="536.4">
            <text:p>536.4</text:p>
          </table:table-cell>
          <table:table-cell office:value-type="float" office:value="19.6">
            <text:p>19.6</text:p>
          </table:table-cell>
          <table:table-cell office:value-type="float" office:value="-516.8">
            <text:p>-516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0">
            <text:p>0</text:p>
          </table:table-cell>
          <table:table-cell office:value-type="float" office:value="30.7">
            <text:p>30.7</text:p>
          </table:table-cell>
          <table:table-cell office:value-type="float" office:value="0">
            <text:p>0</text:p>
          </table:table-cell>
          <table:table-cell office:value-type="float" office:value="610.5">
            <text:p>610.5</text:p>
          </table:table-cell>
          <table:table-cell office:value-type="float" office:value="0">
            <text:p>0</text:p>
          </table:table-cell>
          <table:table-cell office:value-type="float" office:value="641.2">
            <text:p>641.2</text:p>
          </table:table-cell>
          <table:table-cell office:value-type="float" office:value="30.7">
            <text:p>30.7</text:p>
          </table:table-cell>
          <table:table-cell office:value-type="float" office:value="-610.5">
            <text:p>-61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64.12">
            <text:p>64.1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670.88">
            <text:p>670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05.551740486588">
            <text:p>105.6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409.901606248509">
            <text:p>409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56.6282595134124">
            <text:p>56.6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535.618393751491">
            <text:p>535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0">
            <text:p>0</text:p>
          </table:table-cell>
          <table:table-cell office:value-type="float" office:value="712.4">
            <text:p>712.4</text:p>
          </table:table-cell>
          <table:table-cell office:value-type="float" office:value="0">
            <text:p>0</text:p>
          </table:table-cell>
          <table:table-cell office:value-type="float" office:value="921.4">
            <text:p>921.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0">
            <text:p>0</text:p>
          </table:table-cell>
          <table:table-cell office:value-type="float" office:value="618.8">
            <text:p>618.8</text:p>
          </table:table-cell>
          <table:table-cell office:value-type="float" office:value="0">
            <text:p>0</text:p>
          </table:table-cell>
          <table:table-cell office:value-type="float" office:value="1187.2">
            <text:p>1187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0">
            <text:p>0</text:p>
          </table:table-cell>
          <table:table-cell office:value-type="float" office:value="211.5">
            <text:p>211.5</text:p>
          </table:table-cell>
          <table:table-cell office:value-type="float" office:value="0">
            <text:p>0</text:p>
          </table:table-cell>
          <table:table-cell office:value-type="float" office:value="393.5">
            <text:p>393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474.5">
            <text:p>4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365.42">
            <text:p>365.4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595.5">
            <text:p>595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86.419970444967">
            <text:p>186.4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290.617585222502">
            <text:p>290.6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60.560029555033">
            <text:p>160.6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301.082414777498">
            <text:p>301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963.3">
            <text:p>1963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727.2">
            <text:p>1727.2</text:p>
          </table:table-cell>
          <table:table-cell table:number-columns-repeated="3" office:value-type="float" office:value="-1">
            <text:p>-1</text:p>
          </table:table-cell>
          <table:table-cell office:value-type="float" office:value="3.6">
            <text:p>3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361.4">
            <text:p>1361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38.4">
            <text:p>1338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table:number-columns-repeated="3" office:value-type="float" office:value="-1">
            <text:p>-1</text:p>
          </table:table-cell>
          <table:table-cell office:value-type="float" office:value="35">
            <text:p>35</text:p>
          </table:table-cell>
          <table:table-cell table:number-columns-repeated="12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95387">
            <text:p>95387</text:p>
          </table:table-cell>
          <table:table-cell office:value-type="float" office:value="43">
            <text:p>43</text:p>
          </table:table-cell>
          <table:table-cell office:value-type="float" office:value="72893">
            <text:p>72893</text:p>
          </table:table-cell>
          <table:table-cell office:value-type="float" office:value="4515">
            <text:p>4515</text:p>
          </table:table-cell>
          <table:table-cell office:value-type="float" office:value="-1">
            <text:p>-1</text:p>
          </table:table-cell>
          <table:table-cell office:value-type="float" office:value="113486">
            <text:p>113486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4"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table:number-columns-repeated="3" office:value-type="float" office:value="-1">
            <text:p>-1</text:p>
          </table:table-cell>
          <table:table-cell office:value-type="float" office:value="83">
            <text:p>83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">
            <text:p>0</text:p>
          </table:table-cell>
          <table:table-cell office:value-type="float" office:value="-113487">
            <text:p>-113487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6">
            <text:p>-2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table:number-columns-repeated="3" office:value-type="float" office:value="-1">
            <text:p>-1</text:p>
          </table:table-cell>
          <table:table-cell office:value-type="float" office:value="69">
            <text:p>69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85557">
            <text:p>-85557</text:p>
          </table:table-cell>
          <table:table-cell office:value-type="float" office:value="34">
            <text:p>34</text:p>
          </table:table-cell>
          <table:table-cell office:value-type="float" office:value="-55229">
            <text:p>-55229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41">
            <text:p>-4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table:number-columns-repeated="3" office:value-type="float" office:value="-1">
            <text:p>-1</text:p>
          </table:table-cell>
          <table:table-cell office:value-type="float" office:value="75">
            <text:p>75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1190">
            <text:p>11190</text:p>
          </table:table-cell>
          <table:table-cell office:value-type="float" office:value="-23">
            <text:p>-23</text:p>
          </table:table-cell>
          <table:table-cell office:value-type="float" office:value="14773">
            <text:p>14773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29">
            <text:p>2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table:number-columns-repeated="3" office:value-type="float" office:value="-1">
            <text:p>-1</text:p>
          </table:table-cell>
          <table:table-cell office:value-type="float" office:value="64">
            <text:p>64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378">
            <text:p>8378</text:p>
          </table:table-cell>
          <table:table-cell office:value-type="float" office:value="-36">
            <text:p>-36</text:p>
          </table:table-cell>
          <table:table-cell office:value-type="float" office:value="7231">
            <text:p>72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1682">
            <text:p>101682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58M39S">
            <text:p>17:58:39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58M39S">
            <text:p>17:5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59M09S">
            <text:p>17:59:09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59M09S">
            <text:p>17:5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59M39S">
            <text:p>17:59:39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59M39S">
            <text:p>17:59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8H00M09S">
            <text:p>18:00:09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2H00M09S">
            <text:p>18:00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8H00M39S">
            <text:p>18:00:39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2H00M39S">
            <text:p>18:00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11">
            <text:p>1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83.9">
            <text:p>83.9</text:p>
          </table:table-cell>
          <table:table-cell office:value-type="float" office:value="13.5">
            <text:p>13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32.6">
            <text:p>32.6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61">
            <text:p>61</text:p>
          </table:table-cell>
          <table:table-cell office:value-type="float" office:value="37.2">
            <text:p>37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20.2">
            <text:p>20.2</text:p>
          </table:table-cell>
          <table:table-cell office:value-type="float" office:value="4.7">
            <text:p>4.7</text:p>
          </table:table-cell>
          <table:table-cell office:value-type="float" office:value="3">
            <text:p>3</text:p>
          </table:table-cell>
          <table:table-cell office:value-type="float" office:value="72.1">
            <text:p>72.1</text:p>
          </table:table-cell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7.7">
            <text:p>17.7</text:p>
          </table:table-cell>
          <table:table-cell office:value-type="float" office:value="3.8">
            <text:p>3.8</text:p>
          </table:table-cell>
          <table:table-cell office:value-type="float" office:value="2.9">
            <text:p>2.9</text:p>
          </table:table-cell>
          <table:table-cell office:value-type="float" office:value="75.7">
            <text:p>75.7</text:p>
          </table:table-cell>
          <table:table-cell office:value-type="float" office:value="21.5">
            <text:p>2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6.42">
            <text:p>16.42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14">
            <text:p>3.14</text:p>
          </table:table-cell>
          <table:table-cell office:value-type="float" office:value="2.06">
            <text:p>2.06</text:p>
          </table:table-cell>
          <table:table-cell office:value-type="float" office:value="78.38">
            <text:p>78.38</text:p>
          </table:table-cell>
          <table:table-cell office:value-type="float" office:value="19.56">
            <text:p>19.5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15">
            <text:p>15</text:p>
          </table:table-cell>
          <table:table-cell table:number-columns-repeated="2" office:value-type="float" office:value="3.3">
            <text:p>3.3</text:p>
          </table:table-cell>
          <table:table-cell office:value-type="float" office:value="78.4">
            <text:p>78.4</text:p>
          </table:table-cell>
          <table:table-cell office:value-type="float" office:value="18.3">
            <text:p>18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40.1">
            <text:p>40.1</text:p>
          </table:table-cell>
          <table:table-cell office:value-type="float" office:value="5.7">
            <text:p>5.7</text:p>
          </table:table-cell>
          <table:table-cell office:value-type="float" office:value="2">
            <text:p>2</text:p>
          </table:table-cell>
          <table:table-cell office:value-type="float" office:value="52.3">
            <text:p>52.3</text:p>
          </table:table-cell>
          <table:table-cell office:value-type="float" office:value="45.8">
            <text:p>4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22.5">
            <text:p>22.5</text:p>
          </table:table-cell>
          <table:table-cell office:value-type="float" office:value="4.8">
            <text:p>4.8</text:p>
          </table:table-cell>
          <table:table-cell office:value-type="float" office:value="3.7">
            <text:p>3.7</text:p>
          </table:table-cell>
          <table:table-cell office:value-type="float" office:value="69">
            <text:p>69</text:p>
          </table:table-cell>
          <table:table-cell office:value-type="float" office:value="27.3">
            <text:p>2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6.9">
            <text:p>16.9</text:p>
          </table:table-cell>
          <table:table-cell office:value-type="float" office:value="3.6">
            <text:p>3.6</text:p>
          </table:table-cell>
          <table:table-cell office:value-type="float" office:value="2.1">
            <text:p>2.1</text:p>
          </table:table-cell>
          <table:table-cell office:value-type="float" office:value="77.3">
            <text:p>77.3</text:p>
          </table:table-cell>
          <table:table-cell office:value-type="float" office:value="20.5">
            <text:p>2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02">
            <text:p>19.02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5">
            <text:p>3.5</text:p>
          </table:table-cell>
          <table:table-cell office:value-type="float" office:value="2.24">
            <text:p>2.24</text:p>
          </table:table-cell>
          <table:table-cell office:value-type="float" office:value="75.26">
            <text:p>75.26</text:p>
          </table:table-cell>
          <table:table-cell office:value-type="float" office:value="22.52">
            <text:p>22.5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15.1">
            <text:p>15.1</text:p>
          </table:table-cell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office:value-type="float" office:value="78.5">
            <text:p>78.5</text:p>
          </table:table-cell>
          <table:table-cell office:value-type="float" office:value="18.2">
            <text:p>18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37.9">
            <text:p>37.9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53.7">
            <text:p>53.7</text:p>
          </table:table-cell>
          <table:table-cell office:value-type="float" office:value="43.9">
            <text:p>43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18.8">
            <text:p>18.8</text:p>
          </table:table-cell>
          <table:table-cell office:value-type="float" office:value="4.2">
            <text:p>4.2</text:p>
          </table:table-cell>
          <table:table-cell office:value-type="float" office:value="3.4">
            <text:p>3.4</text:p>
          </table:table-cell>
          <table:table-cell office:value-type="float" office:value="73.5">
            <text:p>73.5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9">
            <text:p>19</text:p>
          </table:table-cell>
          <table:table-cell office:value-type="float" office:value="4.2">
            <text:p>4.2</text:p>
          </table:table-cell>
          <table:table-cell office:value-type="float" office:value="2.9">
            <text:p>2.9</text:p>
          </table:table-cell>
          <table:table-cell office:value-type="float" office:value="73.9">
            <text:p>73.9</text:p>
          </table:table-cell>
          <table:table-cell office:value-type="float" office:value="23.2">
            <text:p>23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28">
            <text:p>18.28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52">
            <text:p>3.52</text:p>
          </table:table-cell>
          <table:table-cell office:value-type="float" office:value="2.42">
            <text:p>2.42</text:p>
          </table:table-cell>
          <table:table-cell office:value-type="float" office:value="75.78">
            <text:p>75.78</text:p>
          </table:table-cell>
          <table:table-cell office:value-type="float" office:value="21.8">
            <text:p>21.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8M39S">
            <text:p>17:58:39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09S">
            <text:p>17:59:09</text:p>
          </table:table-cell>
          <table:table-cell office:value-type="float" office:value="14.6">
            <text:p>14.6</text:p>
          </table:table-cell>
          <table:table-cell office:value-type="float" office:value="4.2">
            <text:p>4.2</text:p>
          </table:table-cell>
          <table:table-cell office:value-type="float" office:value="26.9">
            <text:p>26.9</text:p>
          </table:table-cell>
          <table:table-cell office:value-type="float" office:value="54.3">
            <text:p>54.3</text:p>
          </table:table-cell>
          <table:table-cell office:value-type="float" office:value="18.8">
            <text:p>18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59M39S">
            <text:p>17:59:39</text:p>
          </table:table-cell>
          <table:table-cell office:value-type="float" office:value="40.8">
            <text:p>40.8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  <table:table-cell office:value-type="float" office:value="18">
            <text:p>18</text:p>
          </table:table-cell>
          <table:table-cell office:value-type="float" office:value="48.8">
            <text:p>48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09S">
            <text:p>18:00:09</text:p>
          </table:table-cell>
          <table:table-cell office:value-type="float" office:value="20.1">
            <text:p>20.1</text:p>
          </table:table-cell>
          <table:table-cell office:value-type="float" office:value="6.4">
            <text:p>6.4</text:p>
          </table:table-cell>
          <table:table-cell office:value-type="float" office:value="47.7">
            <text:p>47.7</text:p>
          </table:table-cell>
          <table:table-cell office:value-type="float" office:value="25.8">
            <text:p>25.8</text:p>
          </table:table-cell>
          <table:table-cell office:value-type="float" office:value="26.5">
            <text:p>26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2H00M39S">
            <text:p>18:00:39</text:p>
          </table:table-cell>
          <table:table-cell office:value-type="float" office:value="18.1">
            <text:p>18.1</text:p>
          </table:table-cell>
          <table:table-cell office:value-type="float" office:value="5.3">
            <text:p>5.3</text:p>
          </table:table-cell>
          <table:table-cell office:value-type="float" office:value="33.9">
            <text:p>33.9</text:p>
          </table:table-cell>
          <table:table-cell office:value-type="float" office:value="42.7">
            <text:p>42.7</text:p>
          </table:table-cell>
          <table:table-cell office:value-type="float" office:value="23.4">
            <text:p>23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84">
            <text:p>18.84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8">
            <text:p>4.8</text:p>
          </table:table-cell>
          <table:table-cell office:value-type="float" office:value="28.4">
            <text:p>28.4</text:p>
          </table:table-cell>
          <table:table-cell office:value-type="float" office:value="47.98">
            <text:p>47.98</text:p>
          </table:table-cell>
          <table:table-cell office:value-type="float" office:value="23.64">
            <text:p>23.6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76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9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7:58:39</text:p>
              </table:table-cell>
              <table:table-cell office:value-type="float" office:value="2">
                <text:p text:id="CPU_ALL.F2:CPU_ALL.F6">2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7.3">
                <text:p>17.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44.2">
                <text:p>44.2</text:p>
              </table:table-cell>
              <table:table-cell office:value-type="float" office:value="245.7">
                <text:p>245.7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5.4">
                <text:p>25.4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22.2">
                <text:p>22.2</text:p>
              </table:table-cell>
              <table:table-cell office:value-type="float" office:value="260.8">
                <text:p>26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390_Threads  12/9/2011</text:p>
        </chart:title>
        <chart:legend chart:legend-position="end" svg:x="33.409cm" svg:y="5.364cm" chart:style-name="ch3"/>
        <chart:plot-area chart:style-name="ch4" table:cell-range-address="DISKBUSY.A1:DISKBUSY.E6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5</text:p>
              </table:table-cell>
              <table:table-cell office:value-type="string">
                <text:p text:id="DISKBUSY.E1:DISKBUSY.E1">sda2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7:58:39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45.2">
                <text:p>45.2</text:p>
              </table:table-cell>
              <table:table-cell office:value-type="float" office:value="45.2">
                <text:p>4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51.3">
                <text:p>51.3</text:p>
              </table:table-cell>
              <table:table-cell office:value-type="float" office:value="51.3">
                <text:p>51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66.6">
                <text:p>66.6</text:p>
              </table:table-cell>
              <table:table-cell office:value-type="float" office:value="66.3">
                <text:p>66.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48.3">
                <text:p>48.3</text:p>
              </table:table-cell>
              <table:table-cell office:value-type="float" office:value="48.2">
                <text:p>48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758cm" svg:y="0.256cm" chart:style-name="ch2">
          <text:p>Disk Read KB/s JMeter_Test_390_Threads  12/9/2011</text:p>
        </chart:title>
        <chart:legend chart:legend-position="end" svg:x="33.065cm" svg:y="5.599cm" chart:style-name="ch3"/>
        <chart:plot-area chart:style-name="ch4" table:cell-range-address="DISKREAD.B1:DISKREAD.E1 DISKREAD.B8:DISKREAD.E10" chart:data-source-has-labels="row" svg:x="0.712cm" svg:y="1.281cm" svg:width="31.642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E8" chart:class="chart:bar">
            <chart:data-point chart:repeated="4"/>
          </chart:series>
          <chart:series chart:style-name="ch9" chart:values-cell-range-address="DISKREAD.B9:DISKREAD.E9" chart:class="chart:bar">
            <chart:data-point chart:repeated="4"/>
          </chart:series>
          <chart:series chart:style-name="ch10" chart:values-cell-range-address="DISKREAD.B10:DISKREAD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.18">
                <text:p text:id="DISKREAD.B8:DISKREAD.E8">0.18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208888888888889">
                <text:p text:id="DISKREAD.B9:DISKREAD.E9">0.208888888888889</text:p>
              </table:table-cell>
              <table:table-cell office:value-type="float" office:value="0.208888888888889">
                <text:p>0.2088888888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.111111111111111">
                <text:p text:id="DISKREAD.B10:DISKREAD.E10">0.1111111111111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390_Threads  12/9/2011</text:p>
        </chart:title>
        <chart:legend chart:legend-position="end" svg:x="33.409cm" svg:y="5.364cm" chart:style-name="ch3"/>
        <chart:plot-area chart:style-name="ch4" table:cell-range-address="DISKREAD.A1:DISKREAD.E6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7:58:39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679cm" svg:y="0.256cm" chart:style-name="ch2">
          <text:p>Disk Write KB/s JMeter_Test_390_Threads  12/9/2011</text:p>
        </chart:title>
        <chart:legend chart:legend-position="end" svg:x="33.065cm" svg:y="5.599cm" chart:style-name="ch3"/>
        <chart:plot-area chart:style-name="ch4" table:cell-range-address="DISKWRITE.B1:DISKWRITE.E1 DISKWRITE.B8:DISKWRITE.E10" chart:data-source-has-labels="row" svg:x="0.712cm" svg:y="1.281cm" svg:width="31.642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E8" chart:class="chart:bar">
            <chart:data-point chart:repeated="4"/>
          </chart:series>
          <chart:series chart:style-name="ch9" chart:values-cell-range-address="DISKWRITE.B9:DISKWRITE.E9" chart:class="chart:bar">
            <chart:data-point chart:repeated="4"/>
          </chart:series>
          <chart:series chart:style-name="ch10" chart:values-cell-range-address="DISKWRITE.B10:DISKWRIT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611.16">
                <text:p text:id="DISKWRITE.B8:DISKWRITE.E8">1611.16</text:p>
              </table:table-cell>
              <table:table-cell office:value-type="float" office:value="1591.14">
                <text:p>1591.1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036.61349735594">
                <text:p text:id="DISKWRITE.B9:DISKWRITE.E9">1036.61349735594</text:p>
              </table:table-cell>
              <table:table-cell office:value-type="float" office:value="1021.75765199794">
                <text:p>1021.75765199794</text:p>
              </table:table-cell>
              <table:table-cell office:value-type="float" office:value="23.5754">
                <text:p>23.5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108.12650264406">
                <text:p text:id="DISKWRITE.B10:DISKWRITE.E10">1108.12650264406</text:p>
              </table:table-cell>
              <table:table-cell office:value-type="float" office:value="1104.80234800206">
                <text:p>1104.80234800206</text:p>
              </table:table-cell>
              <table:table-cell office:value-type="float" office:value="9.6246">
                <text:p>9.62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390_Threads  12/9/2011</text:p>
        </chart:title>
        <chart:legend chart:legend-position="end" svg:x="33.409cm" svg:y="5.364cm" chart:style-name="ch3"/>
        <chart:plot-area chart:style-name="ch4" table:cell-range-address="DISKWRITE.A1:DISKWRITE.E6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5</text:p>
              </table:table-cell>
              <table:table-cell office:value-type="string">
                <text:p text:id="DISKWRITE.E1:DISKWRITE.E1">sda2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7:58:39</text:p>
              </table:table-cell>
              <table:table-cell office:value-type="float" office:value="0">
                <text:p text:id="DISKWRITE.B2:DISKWRITE.B6">0</text:p>
              </table:table-cell>
              <table:table-cell office:value-type="float" office:value="0">
                <text:p text:id="DISKWRITE.C2:DISKWRITE.C6">0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991.4">
                <text:p>991.4</text:p>
              </table:table-cell>
              <table:table-cell office:value-type="float" office:value="991.4">
                <text:p>99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3755.9">
                <text:p>3755.9</text:p>
              </table:table-cell>
              <table:table-cell office:value-type="float" office:value="3717.7">
                <text:p>3717.7</text:p>
              </table:table-cell>
              <table:table-cell office:value-type="float" office:value="38.1">
                <text:p>3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273.6">
                <text:p>2273.6</text:p>
              </table:table-cell>
              <table:table-cell office:value-type="float" office:value="2220.4">
                <text:p>2220.4</text:p>
              </table:table-cell>
              <table:table-cell office:value-type="float" office:value="53.2">
                <text:p>5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034.9">
                <text:p>1034.9</text:p>
              </table:table-cell>
              <table:table-cell office:value-type="float" office:value="1026.2">
                <text:p>1026.2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383cm" svg:y="0.256cm" chart:style-name="ch2">
          <text:p>Disk transfers per second JMeter_Test_390_Threads  12/9/2011</text:p>
        </chart:title>
        <chart:legend chart:legend-position="end" svg:x="33.065cm" svg:y="5.599cm" chart:style-name="ch3"/>
        <chart:plot-area chart:style-name="ch4" table:cell-range-address="DISKXFER.B1:DISKXFER.E1 DISKXFER.B8:DISKXFER.E10" chart:data-source-has-labels="row" svg:x="0.712cm" svg:y="1.281cm" svg:width="31.642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E8" chart:class="chart:bar">
            <chart:data-point chart:repeated="4"/>
          </chart:series>
          <chart:series chart:style-name="ch9" chart:values-cell-range-address="DISKXFER.B9:DISKXFER.E9" chart:class="chart:bar">
            <chart:data-point chart:repeated="4"/>
          </chart:series>
          <chart:series chart:style-name="ch10" chart:values-cell-range-address="DISKXFER.B10:DISKXFER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07.28">
                <text:p text:id="DISKXFER.B8:DISKXFER.E8">107.28</text:p>
              </table:table-cell>
              <table:table-cell office:value-type="float" office:value="107.1">
                <text:p>107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8.4482624906786">
                <text:p text:id="DISKXFER.B9:DISKXFER.E9">28.4482624906786</text:p>
              </table:table-cell>
              <table:table-cell office:value-type="float" office:value="28.3734453781513">
                <text:p>28.373445378151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3.4717375093214">
                <text:p text:id="DISKXFER.B10:DISKXFER.E10">23.4717375093214</text:p>
              </table:table-cell>
              <table:table-cell office:value-type="float" office:value="23.2265546218487">
                <text:p>23.226554621848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390_Threads  12/9/2011</text:p>
        </chart:title>
        <chart:legend chart:legend-position="end" svg:x="33.409cm" svg:y="5.364cm" chart:style-name="ch3"/>
        <chart:plot-area chart:style-name="ch4" table:cell-range-address="DISKXFER.A1:DISKXFER.E6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5</text:p>
              </table:table-cell>
              <table:table-cell office:value-type="string">
                <text:p text:id="DISKXFER.E1:DISKXFER.E1">sda2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7:58:39</text:p>
              </table:table-cell>
              <table:table-cell office:value-type="float" office:value="0">
                <text:p text:id="DISKXFER.B2:DISKXFER.B6">0</text:p>
              </table:table-cell>
              <table:table-cell office:value-type="float" office:value="0">
                <text:p text:id="DISKXFER.C2:DISKXFER.C6">0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122.8">
                <text:p>122.8</text:p>
              </table:table-cell>
              <table:table-cell office:value-type="float" office:value="122.5">
                <text:p>122.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159.2">
                <text:p>159.2</text:p>
              </table:table-cell>
              <table:table-cell office:value-type="float" office:value="158.7">
                <text:p>158.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30.4">
                <text:p>130.4</text:p>
              </table:table-cell>
              <table:table-cell office:value-type="float" office:value="130.3">
                <text:p>13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12/9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33.22">
                <text:p text:id="JFSFILE.B8:JFSFILE.F8">3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835641180013624">
                <text:p text:id="JFSFILE.B9:JFSFILE.F9">0.00835641180013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671643588199871">
                <text:p text:id="JFSFILE.B10:JFSFILE.F10">0.671643588199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0.974cm" svg:y="0.256cm" chart:style-name="ch2">
          <text:p>Memory MB JMeter_Test_390_Threads  12/9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7:58:39</text:p>
              </table:table-cell>
              <table:table-cell office:value-type="float" office:value="148.2">
                <text:p text:id="MEM.F2:MEM.F6">148.2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44.6">
                <text:p>144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7:58:39</text:p>
              </table:table-cell>
              <table:table-cell office:value-type="float" office:value="2008.2">
                <text:p text:id="MEM.B2:MEM.B6">2008.2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466cm" svg:y="0.256cm" chart:style-name="ch2">
          <text:p>CPU Total JMeter_Test_390_Threads  12/9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7:58:39</text:p>
              </table:table-cell>
              <table:table-cell office:value-type="float" office:value="1.5">
                <text:p text:id="CPU_ALL.B2:CPU_ALL.B6">1.5</text:p>
              </table:table-cell>
              <table:table-cell office:value-type="float" office:value="0.5">
                <text:p text:id="CPU_ALL.C2:CPU_ALL.C6">0.5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4">
                <text:p>14</text:p>
              </table:table-cell>
              <table:table-cell office:value-type="float" office:value="3.3">
                <text:p>3.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38.1">
                <text:p>38.1</text:p>
              </table:table-cell>
              <table:table-cell office:value-type="float" office:value="6.1">
                <text:p>6.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0.4">
                <text:p>20.4</text:p>
              </table:table-cell>
              <table:table-cell office:value-type="float" office:value="5">
                <text:p>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7.9">
                <text:p>17.9</text:p>
              </table:table-cell>
              <table:table-cell office:value-type="float" office:value="4.3">
                <text:p>4.3</text:p>
              </table:table-cell>
              <table:table-cell office:value-type="float" office:value="10.6">
                <text:p>1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157cm" svg:y="0.256cm" chart:style-name="ch2">
          <text:p>Network I/O JMeter_Test_390_Threads (KB/s) - 12/9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7:58:39</text:p>
              </table:table-cell>
              <table:table-cell office:value-type="float" office:value="-0.1">
                <text:p text:id="NET.I2:NET.I6">-0.1</text:p>
              </table:table-cell>
              <table:table-cell office:value-type="float" office:value="0.9">
                <text:p text:id="NET.H2:NET.H6">0.9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-610.6">
                <text:p>-610.6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-1616.4">
                <text:p>-1616.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-516.8">
                <text:p>-516.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-610.5">
                <text:p>-610.5</text:p>
              </table:table-cell>
              <table:table-cell office:value-type="float" office:value="30.7">
                <text:p>30.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390_Threads (KB/s)  12/9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64.12">
                <text:p>64.12</text:p>
              </table:table-cell>
              <table:table-cell office:value-type="float" office:value="0">
                <text:p>0</text:p>
              </table:table-cell>
              <table:table-cell office:value-type="float" office:value="670.88">
                <text:p>670.88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105.551740486588">
                <text:p>105.551740486588</text:p>
              </table:table-cell>
              <table:table-cell office:value-type="float" office:value="0">
                <text:p>0</text:p>
              </table:table-cell>
              <table:table-cell office:value-type="float" office:value="409.901606248509">
                <text:p>409.901606248509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56.6282595134124">
                <text:p>56.6282595134124</text:p>
              </table:table-cell>
              <table:table-cell office:value-type="float" office:value="0">
                <text:p>0</text:p>
              </table:table-cell>
              <table:table-cell office:value-type="float" office:value="535.618393751491">
                <text:p>535.61839375149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249cm" svg:y="0.256cm" chart:style-name="ch2">
          <text:p>Network I/O JMeter_Test_390_Threads (KB/s)  12/9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7:58:39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9">
                <text:p text:id="NET.C2:NET.C6">0.9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1">
                <text:p text:id="NET.E2:NET.E6">0.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">
                <text:p>0</text:p>
              </table:table-cell>
              <table:table-cell office:value-type="float" office:value="226.3">
                <text:p>226.3</text:p>
              </table:table-cell>
              <table:table-cell office:value-type="float" office:value="0">
                <text:p>0</text:p>
              </table:table-cell>
              <table:table-cell office:value-type="float" office:value="610.6">
                <text:p>610.6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0">
                <text:p>0</text:p>
              </table:table-cell>
              <table:table-cell office:value-type="float" office:value="43.1">
                <text:p>43.1</text:p>
              </table:table-cell>
              <table:table-cell office:value-type="float" office:value="0">
                <text:p>0</text:p>
              </table:table-cell>
              <table:table-cell office:value-type="float" office:value="1616.4">
                <text:p>1616.4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0">
                <text:p>0</text:p>
              </table:table-cell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  <table:table-cell office:value-type="float" office:value="516.8">
                <text:p>516.8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0">
                <text:p>0</text:p>
              </table:table-cell>
              <table:table-cell office:value-type="float" office:value="30.7">
                <text:p>30.7</text:p>
              </table:table-cell>
              <table:table-cell office:value-type="float" office:value="0">
                <text:p>0</text:p>
              </table:table-cell>
              <table:table-cell office:value-type="float" office:value="610.5">
                <text:p>610.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514cm" svg:y="0.256cm" chart:style-name="ch2">
          <text:p>Network Packets JMeter_Test_390_Threads  12/9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365.42">
                <text:p>365.42</text:p>
              </table:table-cell>
              <table:table-cell office:value-type="float" office:value="0">
                <text:p>0</text:p>
              </table:table-cell>
              <table:table-cell office:value-type="float" office:value="595.5">
                <text:p>595.5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86.419970444967">
                <text:p>186.419970444967</text:p>
              </table:table-cell>
              <table:table-cell office:value-type="float" office:value="0">
                <text:p>0</text:p>
              </table:table-cell>
              <table:table-cell office:value-type="float" office:value="290.617585222502">
                <text:p>290.617585222502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60.560029555033">
                <text:p>160.560029555033</text:p>
              </table:table-cell>
              <table:table-cell office:value-type="float" office:value="0">
                <text:p>0</text:p>
              </table:table-cell>
              <table:table-cell office:value-type="float" office:value="301.082414777498">
                <text:p>301.0824147774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390_Threads  12/9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7:58:39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4.4">
                <text:p text:id="NETPACKET.C2:NETPACKET.C6">14.4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">
                <text:p>0</text:p>
              </table:table-cell>
              <table:table-cell office:value-type="float" office:value="712.4">
                <text:p>712.4</text:p>
              </table:table-cell>
              <table:table-cell office:value-type="float" office:value="0">
                <text:p>0</text:p>
              </table:table-cell>
              <table:table-cell office:value-type="float" office:value="921.4">
                <text:p>921.4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0">
                <text:p>0</text:p>
              </table:table-cell>
              <table:table-cell office:value-type="float" office:value="618.8">
                <text:p>618.8</text:p>
              </table:table-cell>
              <table:table-cell office:value-type="float" office:value="0">
                <text:p>0</text:p>
              </table:table-cell>
              <table:table-cell office:value-type="float" office:value="1187.2">
                <text:p>1187.2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0">
                <text:p>0</text:p>
              </table:table-cell>
              <table:table-cell office:value-type="float" office:value="211.5">
                <text:p>211.5</text:p>
              </table:table-cell>
              <table:table-cell office:value-type="float" office:value="0">
                <text:p>0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474.5">
                <text:p>474.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12/9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7:58:39</text:p>
              </table:table-cell>
              <table:table-cell office:value-type="float" office:value="2">
                <text:p text:id="PROC.B2:PROC.B6">2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90_Threads  12/9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7:58:39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963.3">
                <text:p>1963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1727.2">
                <text:p>172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1361.4">
                <text:p>136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338.4">
                <text:p>1338.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390_Threads  12/9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7:58:39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3.6">
                <text:p>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12/9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7:58:39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2/9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7:58:39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7:58:39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1 JMeter_Test_390_Threads  12/9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7:58:39</text:p>
              </table:table-cell>
              <table:table-cell office:value-type="float" office:value="0.6">
                <text:p text:id="CPU01.B2:CPU01.B6">0.6</text:p>
              </table:table-cell>
              <table:table-cell office:value-type="float" office:value="0.1">
                <text:p text:id="CPU01.C2:CPU01.C6">0.1</text:p>
              </table:table-cell>
              <table:table-cell office:value-type="float" office:value="0.1">
                <text:p text:id="CPU01.D2:CPU01.D6">0.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32.6">
                <text:p>32.6</text:p>
              </table:table-cell>
              <table:table-cell office:value-type="float" office:value="4.6">
                <text:p>4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0.2">
                <text:p>20.2</text:p>
              </table:table-cell>
              <table:table-cell office:value-type="float" office:value="4.7">
                <text:p>4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7.7">
                <text:p>17.7</text:p>
              </table:table-cell>
              <table:table-cell office:value-type="float" office:value="3.8">
                <text:p>3.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2 JMeter_Test_390_Threads  12/9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7:58:39</text:p>
              </table:table-cell>
              <table:table-cell office:value-type="float" office:value="0.6">
                <text:p text:id="CPU02.B2:CPU02.B6">0.6</text:p>
              </table:table-cell>
              <table:table-cell office:value-type="float" office:value="0.1">
                <text:p text:id="CPU02.C2:CPU02.C6">0.1</text:p>
              </table:table-cell>
              <table:table-cell office:value-type="float" office:value="0.1">
                <text:p text:id="CPU02.D2:CPU02.D6">0.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5">
                <text:p>15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40.1">
                <text:p>40.1</text:p>
              </table:table-cell>
              <table:table-cell office:value-type="float" office:value="5.7">
                <text:p>5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2.5">
                <text:p>22.5</text:p>
              </table:table-cell>
              <table:table-cell office:value-type="float" office:value="4.8">
                <text:p>4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6.9">
                <text:p>16.9</text:p>
              </table:table-cell>
              <table:table-cell office:value-type="float" office:value="3.6">
                <text:p>3.6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3 JMeter_Test_390_Threads  12/9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7:58:39</text:p>
              </table:table-cell>
              <table:table-cell office:value-type="float" office:value="0.6">
                <text:p text:id="CPU03.B2:CPU03.B6">0.6</text:p>
              </table:table-cell>
              <table:table-cell office:value-type="float" office:value="0.1">
                <text:p text:id="CPU03.C2:CPU03.C6">0.1</text:p>
              </table:table-cell>
              <table:table-cell office:value-type="float" office:value="0.1">
                <text:p text:id="CPU03.D2:CPU03.D6">0.1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5.1">
                <text:p>15.1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37.9">
                <text:p>37.9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18.8">
                <text:p>18.8</text:p>
              </table:table-cell>
              <table:table-cell office:value-type="float" office:value="4.2">
                <text:p>4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9">
                <text:p>19</text:p>
              </table:table-cell>
              <table:table-cell office:value-type="float" office:value="4.2">
                <text:p>4.2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4 JMeter_Test_390_Threads  12/9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7:58:39</text:p>
              </table:table-cell>
              <table:table-cell office:value-type="float" office:value="0.6">
                <text:p text:id="CPU04.B2:CPU04.B6">0.6</text:p>
              </table:table-cell>
              <table:table-cell office:value-type="float" office:value="0.1">
                <text:p text:id="CPU04.C2:CPU04.C6">0.1</text:p>
              </table:table-cell>
              <table:table-cell office:value-type="float" office:value="0.2">
                <text:p text:id="CPU04.D2:CPU04.D6">0.2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14.6">
                <text:p>14.6</text:p>
              </table:table-cell>
              <table:table-cell office:value-type="float" office:value="4.2">
                <text:p>4.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40.8">
                <text:p>40.8</text:p>
              </table:table-cell>
              <table:table-cell office:value-type="float" office:value="8">
                <text:p>8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20.1">
                <text:p>20.1</text:p>
              </table:table-cell>
              <table:table-cell office:value-type="float" office:value="6.4">
                <text:p>6.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8.1">
                <text:p>18.1</text:p>
              </table:table-cell>
              <table:table-cell office:value-type="float" office:value="5.3">
                <text:p>5.3</text:p>
              </table:table-cell>
              <table:table-cell office:value-type="float" office:value="33.9">
                <text:p>33.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9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6.42">
                <text:p text:id="CPU_SUMM.B2:CPU_SUMM.B5">16.42</text:p>
              </table:table-cell>
              <table:table-cell office:value-type="float" office:value="3.14">
                <text:p text:id="CPU_SUMM.C2:CPU_SUMM.C5">3.14</text:p>
              </table:table-cell>
              <table:table-cell office:value-type="float" office:value="2.06">
                <text:p text:id="CPU_SUMM.D2:CPU_SUMM.D5">2.06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9.02">
                <text:p>19.02</text:p>
              </table:table-cell>
              <table:table-cell office:value-type="float" office:value="3.5">
                <text:p>3.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8.28">
                <text:p>18.28</text:p>
              </table:table-cell>
              <table:table-cell office:value-type="float" office:value="3.52">
                <text:p>3.5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8.84">
                <text:p>18.84</text:p>
              </table:table-cell>
              <table:table-cell office:value-type="float" office:value="4.8">
                <text:p>4.8</text:p>
              </table:table-cell>
              <table:table-cell office:value-type="float" office:value="28.4">
                <text:p>28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691cm" svg:y="0.256cm" chart:style-name="ch2">
          <text:p>Disk total KB/s JMeter_Test_390_Threads - 12/9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7:58:39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0">
                <text:p text:id="DISK_SUMM.C2:DISK_SUMM.C6">0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">
                <text:p>0</text:p>
              </table:table-cell>
              <table:table-cell office:value-type="float" office:value="1982.8">
                <text:p>1982.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0.2">
                <text:p>0.2</text:p>
              </table:table-cell>
              <table:table-cell office:value-type="float" office:value="7511.7">
                <text:p>7511.7</text:p>
              </table:table-cell>
              <table:table-cell office:value-type="float" office:value="245.7">
                <text:p>245.7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0.6">
                <text:p>0.6</text:p>
              </table:table-cell>
              <table:table-cell office:value-type="float" office:value="4547.2">
                <text:p>4547.2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">
                <text:p>1</text:p>
              </table:table-cell>
              <table:table-cell office:value-type="float" office:value="2069.8">
                <text:p>2069.8</text:p>
              </table:table-cell>
              <table:table-cell office:value-type="float" office:value="260.8">
                <text:p>260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390_Threads  12/9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0.36">
                <text:p text:id="DISK_SUMM.B8:DISK_SUMM.D8">0.36</text:p>
              </table:table-cell>
              <table:table-cell office:value-type="float" office:value="3222.3">
                <text:p>3222.3</text:p>
              </table:table-cell>
              <table:table-cell office:value-type="float" office:value="214.58">
                <text:p>214.58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0.417777777777778">
                <text:p text:id="DISK_SUMM.B9:DISK_SUMM.D9">0.417777777777778</text:p>
              </table:table-cell>
              <table:table-cell office:value-type="float" office:value="2073.18661577134">
                <text:p>2073.18661577134</text:p>
              </table:table-cell>
              <table:table-cell office:value-type="float" office:value="56.8970155652903">
                <text:p>56.8970155652903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.222222222222222">
                <text:p text:id="DISK_SUMM.B10:DISK_SUMM.D10">0.222222222222222</text:p>
              </table:table-cell>
              <table:table-cell office:value-type="float" office:value="2216.21338422866">
                <text:p>2216.21338422866</text:p>
              </table:table-cell>
              <table:table-cell office:value-type="float" office:value="46.9229844347097">
                <text:p>46.92298443470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674cm" svg:y="0.256cm" chart:style-name="ch2">
          <text:p>Disk Block Size JMeter_Test_390_Threads (Kbytes)  12/9/2011</text:p>
        </chart:title>
        <chart:legend chart:legend-position="end" svg:x="33.065cm" svg:y="5.599cm" chart:style-name="ch3"/>
        <chart:plot-area chart:style-name="ch4" table:cell-range-address="DISKBSIZE.B1:DISKBSIZE.E1 DISKBSIZE.B8:DISKBSIZE.E10" chart:data-source-has-labels="row" svg:x="0.712cm" svg:y="1.281cm" svg:width="31.642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E8" chart:class="chart:bar">
            <chart:data-point chart:repeated="4"/>
          </chart:series>
          <chart:series chart:style-name="ch9" chart:values-cell-range-address="DISKBSIZE.B9:DISKBSIZE.E9" chart:class="chart:bar">
            <chart:data-point chart:repeated="4"/>
          </chart:series>
          <chart:series chart:style-name="ch10" chart:values-cell-range-address="DISKBSIZE.B10:DISKBSIZ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5</text:p>
              </table:table-cell>
              <table:table-cell office:value-type="string">
                <text:p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69.6">
                <text:p text:id="DISKBSIZE.B8:DISKBSIZE.E8">69.6</text:p>
              </table:table-cell>
              <table:table-cell office:value-type="float" office:value="12.16">
                <text:p>12.16</text:p>
              </table:table-cell>
              <table:table-cell office:value-type="float" office:value="12.06">
                <text:p>1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7.3885057471265">
                <text:p text:id="DISKBSIZE.B9:DISKBSIZE.E9">47.3885057471265</text:p>
              </table:table-cell>
              <table:table-cell office:value-type="float" office:value="8.68309210526316">
                <text:p>8.68309210526316</text:p>
              </table:table-cell>
              <table:table-cell office:value-type="float" office:value="8.61280265339967">
                <text:p>8.6128026533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3.0114942528736">
                <text:p text:id="DISKBSIZE.B10:DISKBSIZE.E10">13.0114942528736</text:p>
              </table:table-cell>
              <table:table-cell office:value-type="float" office:value="9.75690789473684">
                <text:p>9.75690789473684</text:p>
              </table:table-cell>
              <table:table-cell office:value-type="float" office:value="9.72719734660033">
                <text:p>9.727197346600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390_Threads (Kbytes)  12/9/2011</text:p>
        </chart:title>
        <chart:legend chart:legend-position="end" svg:x="33.409cm" svg:y="5.364cm" chart:style-name="ch3"/>
        <chart:plot-area chart:style-name="ch4" table:cell-range-address="DISKBSIZE.A1:DISKBSIZE.E6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5</text:p>
              </table:table-cell>
              <table:table-cell office:value-type="string">
                <text:p text:id="DISKBSIZE.C1:DISKBSIZE.C1">sda</text:p>
              </table:table-cell>
              <table:table-cell office:value-type="string">
                <text:p text:id="DISKBSIZE.D1:DISKBSIZE.D1">sda1</text:p>
              </table:table-cell>
              <table:table-cell office:value-type="string">
                <text:p text:id="DISKBSIZE.E1:DISKBSIZE.E1">sda2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7:58:39</text:p>
              </table:table-cell>
              <table:table-cell office:value-type="float" office:value="0">
                <text:p text:id="DISKBSIZE.B2:DISKBSIZE.B6">0</text:p>
              </table:table-cell>
              <table:table-cell office:value-type="float" office:value="0">
                <text:p text:id="DISKBSIZE.C2:DISKBSIZE.C6">0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</table:table-row>
            <table:table-row>
              <table:table-cell office:value-type="string">
                <text:p>17:59:0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59:39</text:p>
              </table:table-cell>
              <table:table-cell office:value-type="float" office:value="104">
                <text:p>104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09</text:p>
              </table:table-cell>
              <table:table-cell office:value-type="float" office:value="114">
                <text:p>114</text:p>
              </table:table-cell>
              <table:table-cell office:value-type="float" office:value="14.3">
                <text:p>14.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:00:39</text:p>
              </table:table-cell>
              <table:table-cell office:value-type="float" office:value="130">
                <text:p>130</text:p>
              </table:table-cell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1.248cm" svg:y="0.256cm" chart:style-name="ch2">
          <text:p>Disk %Busy JMeter_Test_390_Threads  12/9/2011</text:p>
        </chart:title>
        <chart:legend chart:legend-position="end" svg:x="33.065cm" svg:y="5.599cm" chart:style-name="ch3"/>
        <chart:plot-area chart:style-name="ch4" table:cell-range-address="DISKBUSY.B1:DISKBUSY.E1 DISKBUSY.B8:DISKBUSY.E10" chart:data-source-has-labels="row" svg:x="0.712cm" svg:y="1.281cm" svg:width="31.642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E8" chart:class="chart:bar">
            <chart:data-point chart:repeated="4"/>
          </chart:series>
          <chart:series chart:style-name="ch9" chart:values-cell-range-address="DISKBUSY.B9:DISKBUSY.E9" chart:class="chart:bar">
            <chart:data-point chart:repeated="4"/>
          </chart:series>
          <chart:series chart:style-name="ch10" chart:values-cell-range-address="DISKBUSY.B10:DISKBUSY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42.28">
                <text:p text:id="DISKBUSY.B8:DISKBUSY.E8">42.28</text:p>
              </table:table-cell>
              <table:table-cell office:value-type="float" office:value="42.2">
                <text:p>42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1.8504635761589">
                <text:p text:id="DISKBUSY.B9:DISKBUSY.E9">11.8504635761589</text:p>
              </table:table-cell>
              <table:table-cell office:value-type="float" office:value="11.7983886255924">
                <text:p>11.7983886255924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2.4695364238411">
                <text:p text:id="DISKBUSY.B10:DISKBUSY.E10">12.4695364238411</text:p>
              </table:table-cell>
              <table:table-cell office:value-type="float" office:value="12.3016113744076">
                <text:p>12.3016113744076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